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e0efd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4"/>
        <table:table-row table:style-name="ro1">
          <table:table-cell table:style-name="ce1" office:value-type="string" calcext:value-type="string">
            <text:p>Designed Optical and Saturation Powers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P(1mm) – pW</text:p>
          </table:table-cell>
          <table:table-cell table:style-name="ce2" office:value-type="string" calcext:value-type="string">
            <text:p>LAT1</text:p>
          </table:table-cell>
          <table:table-cell table:style-name="ce2" office:value-type="string" calcext:value-type="string">
            <text:p>SAT1</text:p>
          </table:table-cell>
          <table:table-cell table:style-name="ce2" office:value-type="string" calcext:value-type="string">
            <text:p>LAT2</text:p>
          </table:table-cell>
          <table:table-cell table:style-name="ce2" office:value-type="string" calcext:value-type="string">
            <text:p>SAT2</text:p>
          </table:table-cell>
        </table:table-row>
        <table:table-row table:style-name="ro2">
          <table:table-cell office:value-type="string" calcext:value-type="string">
            <text:p>UHF</text:p>
          </table:table-cell>
          <table:table-cell office:value-type="float" office:value="10.71" calcext:value-type="float">
            <text:p>10.71</text:p>
          </table:table-cell>
          <table:table-cell office:value-type="float" office:value="8.03" calcext:value-type="float">
            <text:p>8.03</text:p>
          </table:table-cell>
          <table:table-cell office:value-type="float" office:value="14.54" calcext:value-type="float">
            <text:p>14.54</text:p>
          </table:table-cell>
          <table:table-cell office:value-type="float" office:value="10.26" calcext:value-type="float">
            <text:p>10.26</text:p>
          </table:table-cell>
        </table:table-row>
        <table:table-row table:style-name="ro2">
          <table:table-cell office:value-type="string" calcext:value-type="string">
            <text:p>MF</text:p>
          </table:table-cell>
          <table:table-cell office:value-type="float" office:value="1.09" calcext:value-type="float">
            <text:p>1.09</text:p>
          </table:table-cell>
          <table:table-cell office:value-type="float" office:value="1.27" calcext:value-type="float">
            <text:p>1.27</text:p>
          </table:table-cell>
          <table:table-cell office:value-type="float" office:value="3.04" calcext:value-type="float">
            <text:p>3.04</text:p>
          </table:table-cell>
          <table:table-cell office:value-type="float" office:value="2.99" calcext:value-type="float">
            <text:p>2.99</text:p>
          </table:table-cell>
        </table:table-row>
        <table:table-row table:style-name="ro2">
          <table:table-cell office:value-type="string" calcext:value-type="string">
            <text:p>LF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.3" calcext:value-type="float">
            <text:p>1.3</text:p>
          </table:table-cell>
          <table:table-cell office:value-type="float" office:value="1.65" calcext:value-type="float">
            <text:p>1.65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office:value-type="string" calcext:value-type="string">
            <text:p>P(sat) <text:s/>- pW</text:p>
          </table:table-cell>
          <table:table-cell table:style-name="ce2" office:value-type="string" calcext:value-type="string">
            <text:p>LAT1</text:p>
          </table:table-cell>
          <table:table-cell table:style-name="ce2" office:value-type="string" calcext:value-type="string">
            <text:p>SAT1</text:p>
          </table:table-cell>
          <table:table-cell table:style-name="ce2" office:value-type="string" calcext:value-type="string">
            <text:p>LAT2</text:p>
          </table:table-cell>
          <table:table-cell table:style-name="ce2" office:value-type="string" calcext:value-type="string">
            <text:p>SAT2</text:p>
          </table:table-cell>
        </table:table-row>
        <table:table-row table:style-name="ro2">
          <table:table-cell office:value-type="string" calcext:value-type="string">
            <text:p>UHF</text:p>
          </table:table-cell>
          <table:table-cell table:number-columns-repeated="2" office:value-type="float" office:value="22.49" calcext:value-type="float">
            <text:p>22.49</text:p>
          </table:table-cell>
          <table:table-cell table:number-columns-repeated="2" office:value-type="float" office:value="29.78" calcext:value-type="float">
            <text:p>29.78</text:p>
          </table:table-cell>
        </table:table-row>
        <table:table-row table:style-name="ro2">
          <table:table-cell office:value-type="string" calcext:value-type="string">
            <text:p>MF</text:p>
          </table:table-cell>
          <table:table-cell table:number-columns-repeated="2" office:value-type="float" office:value="2.62" calcext:value-type="float">
            <text:p>2.62</text:p>
          </table:table-cell>
          <table:table-cell table:number-columns-repeated="2" office:value-type="float" office:value="7.18" calcext:value-type="float">
            <text:p>7.18</text:p>
          </table:table-cell>
        </table:table-row>
        <table:table-row table:style-name="ro2">
          <table:table-cell office:value-type="string" calcext:value-type="string">
            <text:p>LF</text:p>
          </table:table-cell>
          <table:table-cell table:number-columns-repeated="2" office:value-type="float" office:value="0.83" calcext:value-type="float">
            <text:p>0.83</text:p>
          </table:table-cell>
          <table:table-cell table:number-columns-repeated="2" office:value-type="float" office:value="3.54" calcext:value-type="float">
            <text:p>3.54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office:value-type="string" calcext:value-type="string">
            <text:p>P(TES) = P(sat)-P(1mm)</text:p>
          </table:table-cell>
          <table:table-cell table:style-name="ce2" office:value-type="string" calcext:value-type="string">
            <text:p>LAT1</text:p>
          </table:table-cell>
          <table:table-cell table:style-name="ce2" office:value-type="string" calcext:value-type="string">
            <text:p>SAT1</text:p>
          </table:table-cell>
          <table:table-cell table:style-name="ce2" office:value-type="string" calcext:value-type="string">
            <text:p>LAT2</text:p>
          </table:table-cell>
          <table:table-cell table:style-name="ce2" office:value-type="string" calcext:value-type="string">
            <text:p>SAT2</text:p>
          </table:table-cell>
        </table:table-row>
        <table:table-row table:style-name="ro2">
          <table:table-cell office:value-type="string" calcext:value-type="string">
            <text:p>UHF</text:p>
          </table:table-cell>
          <table:table-cell table:formula="of:=[.B8]-[.B3]" office:value-type="float" office:value="11.78" calcext:value-type="float">
            <text:p>11.78</text:p>
          </table:table-cell>
          <table:table-cell table:formula="of:=[.C8]-[.C3]" office:value-type="float" office:value="14.46" calcext:value-type="float">
            <text:p>14.46</text:p>
          </table:table-cell>
          <table:table-cell table:formula="of:=[.D8]-[.D3]" office:value-type="float" office:value="15.24" calcext:value-type="float">
            <text:p>15.24</text:p>
          </table:table-cell>
          <table:table-cell table:formula="of:=[.E8]-[.E3]" office:value-type="float" office:value="19.52" calcext:value-type="float">
            <text:p>19.52</text:p>
          </table:table-cell>
        </table:table-row>
        <table:table-row table:style-name="ro2">
          <table:table-cell office:value-type="string" calcext:value-type="string">
            <text:p>MF</text:p>
          </table:table-cell>
          <table:table-cell table:formula="of:=[.B9]-[.B4]" office:value-type="float" office:value="1.53" calcext:value-type="float">
            <text:p>1.53</text:p>
          </table:table-cell>
          <table:table-cell table:style-name="ce5" table:formula="of:=[.C9]-[.C4]" office:value-type="float" office:value="1.35" calcext:value-type="float">
            <text:p>1.35</text:p>
          </table:table-cell>
          <table:table-cell table:formula="of:=[.D9]-[.D4]" office:value-type="float" office:value="4.14" calcext:value-type="float">
            <text:p>4.14</text:p>
          </table:table-cell>
          <table:table-cell table:formula="of:=[.E9]-[.E4]" office:value-type="float" office:value="4.19" calcext:value-type="float">
            <text:p>4.19</text:p>
          </table:table-cell>
        </table:table-row>
        <table:table-row table:style-name="ro2">
          <table:table-cell office:value-type="string" calcext:value-type="string">
            <text:p>LF</text:p>
          </table:table-cell>
          <table:table-cell table:formula="of:=[.B10]-[.B5]" office:value-type="float" office:value="0.53" calcext:value-type="float">
            <text:p>0.53</text:p>
          </table:table-cell>
          <table:table-cell table:style-name="ce6" table:formula="of:=[.C10]-[.C5]" office:value-type="float" office:value="0.44" calcext:value-type="float">
            <text:p>0.44</text:p>
          </table:table-cell>
          <table:table-cell table:formula="of:=[.D10]-[.D5]" office:value-type="float" office:value="2.24" calcext:value-type="float">
            <text:p>2.24</text:p>
          </table:table-cell>
          <table:table-cell table:formula="of:=[.E10]-[.E5]" office:value-type="float" office:value="1.89" calcext:value-type="float">
            <text:p>1.89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Min(R_TES)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string" calcext:value-type="string">
            <text:p>mOhm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5"/>
        </table:table-row>
        <table:table-row table:style-name="ro2">
          <table:table-cell office:value-type="string" calcext:value-type="string">
            <text:p>I_TES – uA</text:p>
          </table:table-cell>
          <table:table-cell table:style-name="ce2" office:value-type="string" calcext:value-type="string">
            <text:p>LAT1</text:p>
          </table:table-cell>
          <table:table-cell table:style-name="ce2" office:value-type="string" calcext:value-type="string">
            <text:p>SAT1</text:p>
          </table:table-cell>
          <table:table-cell table:style-name="ce2" office:value-type="string" calcext:value-type="string">
            <text:p>LAT2</text:p>
          </table:table-cell>
          <table:table-cell table:style-name="ce2" office:value-type="string" calcext:value-type="string">
            <text:p>SAT2</text:p>
          </table:table-cell>
        </table:table-row>
        <table:table-row table:style-name="ro2">
          <table:table-cell office:value-type="string" calcext:value-type="string">
            <text:p>UHF</text:p>
          </table:table-cell>
          <table:table-cell table:formula="of:=SQRT(([.B13]*0.000000000001)/([.$B$17]*0.001))/0.000001" office:value-type="float" office:value="67.3109889302574" calcext:value-type="float">
            <text:p>67.3109889302574</text:p>
          </table:table-cell>
          <table:table-cell table:formula="of:=SQRT(([.C13]*0.000000000001)/([.$B$17]*0.001))/0.000001" office:value-type="float" office:value="74.575723003793" calcext:value-type="float">
            <text:p>74.575723003793</text:p>
          </table:table-cell>
          <table:table-cell table:style-name="ce5" table:formula="of:=SQRT(([.D13]*0.000000000001)/([.$B$17]*0.001))/0.000001" office:value-type="float" office:value="76.5606848293461" calcext:value-type="float">
            <text:p>76.5606848293461</text:p>
          </table:table-cell>
          <table:table-cell table:style-name="ce6" table:formula="of:=SQRT(([.E13]*0.000000000001)/([.$B$17]*0.001))/0.000001" office:value-type="float" office:value="86.6469405558691" calcext:value-type="float">
            <text:p>86.6469405558691</text:p>
          </table:table-cell>
        </table:table-row>
        <table:table-row table:style-name="ro2">
          <table:table-cell office:value-type="string" calcext:value-type="string">
            <text:p>MF</text:p>
          </table:table-cell>
          <table:table-cell table:formula="of:=SQRT(([.B14]*0.000000000001)/([.$B$17]*0.001))/0.000001" office:value-type="float" office:value="24.2582262018792" calcext:value-type="float">
            <text:p>24.2582262018792</text:p>
          </table:table-cell>
          <table:table-cell table:formula="of:=SQRT(([.C14]*0.000000000001)/([.$B$17]*0.001))/0.000001" office:value-type="float" office:value="22.7866357593825" calcext:value-type="float">
            <text:p>22.7866357593825</text:p>
          </table:table-cell>
          <table:table-cell table:formula="of:=SQRT(([.D14]*0.000000000001)/([.$B$17]*0.001))/0.000001" office:value-type="float" office:value="39.9037303056706" calcext:value-type="float">
            <text:p>39.9037303056706</text:p>
          </table:table-cell>
          <table:table-cell table:formula="of:=SQRT(([.E14]*0.000000000001)/([.$B$17]*0.001))/0.000001" office:value-type="float" office:value="40.1439716712044" calcext:value-type="float">
            <text:p>40.1439716712044</text:p>
          </table:table-cell>
        </table:table-row>
        <table:table-row table:style-name="ro2">
          <table:table-cell office:value-type="string" calcext:value-type="string">
            <text:p>LF</text:p>
          </table:table-cell>
          <table:table-cell table:formula="of:=SQRT(([.B15]*0.000000000001)/([.$B$17]*0.001))/0.000001" office:value-type="float" office:value="14.2774701486697" calcext:value-type="float">
            <text:p>14.2774701486697</text:p>
          </table:table-cell>
          <table:table-cell table:formula="of:=SQRT(([.C15]*0.000000000001)/([.$B$17]*0.001))/0.000001" office:value-type="float" office:value="13.0088727117598" calcext:value-type="float">
            <text:p>13.0088727117598</text:p>
          </table:table-cell>
          <table:table-cell table:formula="of:=SQRT(([.D15]*0.000000000001)/([.$B$17]*0.001))/0.000001" office:value-type="float" office:value="29.3519754282137" calcext:value-type="float">
            <text:p>29.3519754282137</text:p>
          </table:table-cell>
          <table:table-cell table:formula="of:=SQRT(([.E15]*0.000000000001)/([.$B$17]*0.001))/0.000001" office:value-type="float" office:value="26.9615110281875" calcext:value-type="float">
            <text:p>26.9615110281875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office:value-type="string" calcext:value-type="string">
            <text:p>5pA/rtHz – ppm/rtHz (white)</text:p>
          </table:table-cell>
          <table:table-cell table:style-name="ce2" office:value-type="string" calcext:value-type="string">
            <text:p>LAT1</text:p>
          </table:table-cell>
          <table:table-cell table:style-name="ce2" office:value-type="string" calcext:value-type="string">
            <text:p>SAT1</text:p>
          </table:table-cell>
          <table:table-cell table:style-name="ce2" office:value-type="string" calcext:value-type="string">
            <text:p>LAT2</text:p>
          </table:table-cell>
          <table:table-cell table:style-name="ce2" office:value-type="string" calcext:value-type="string">
            <text:p>SAT2</text:p>
          </table:table-cell>
        </table:table-row>
        <table:table-row table:style-name="ro2">
          <table:table-cell office:value-type="string" calcext:value-type="string">
            <text:p>UHF</text:p>
          </table:table-cell>
          <table:table-cell table:formula="of:=0.000005/[.B20]/0.000001" office:value-type="float" office:value="0.0742820760690447" calcext:value-type="float">
            <text:p>0.074282076069045</text:p>
          </table:table-cell>
          <table:table-cell table:formula="of:=0.000005/[.C20]/0.000001" office:value-type="float" office:value="0.0670459473754709" calcext:value-type="float">
            <text:p>0.067045947375471</text:p>
          </table:table-cell>
          <table:table-cell table:style-name="ce5" table:formula="of:=0.000005/[.D20]/0.000001" office:value-type="float" office:value="0.0653076707861876" calcext:value-type="float">
            <text:p>0.065307670786188</text:p>
          </table:table-cell>
          <table:table-cell table:style-name="ce6" table:formula="of:=0.000005/[.E20]/0.000001" office:value-type="float" office:value="0.0577054419685603" calcext:value-type="float">
            <text:p>0.05770544196856</text:p>
          </table:table-cell>
        </table:table-row>
        <table:table-row table:style-name="ro2">
          <table:table-cell office:value-type="string" calcext:value-type="string">
            <text:p>MF</text:p>
          </table:table-cell>
          <table:table-cell table:formula="of:=0.000005/[.B21]/0.000001" office:value-type="float" office:value="0.206115647466947" calcext:value-type="float">
            <text:p>0.206115647466947</text:p>
          </table:table-cell>
          <table:table-cell table:formula="of:=0.000005/[.C21]/0.000001" office:value-type="float" office:value="0.219426862868128" calcext:value-type="float">
            <text:p>0.219426862868128</text:p>
          </table:table-cell>
          <table:table-cell table:formula="of:=0.000005/[.D21]/0.000001" office:value-type="float" office:value="0.125301568592685" calcext:value-type="float">
            <text:p>0.125301568592685</text:p>
          </table:table-cell>
          <table:table-cell table:formula="of:=0.000005/[.E21]/0.000001" office:value-type="float" office:value="0.124551702082496" calcext:value-type="float">
            <text:p>0.124551702082496</text:p>
          </table:table-cell>
        </table:table-row>
        <table:table-row table:style-name="ro2">
          <table:table-cell office:value-type="string" calcext:value-type="string">
            <text:p>LF</text:p>
          </table:table-cell>
          <table:table-cell table:formula="of:=0.000005/[.B22]/0.000001" office:value-type="float" office:value="0.350202097986237" calcext:value-type="float">
            <text:p>0.350202097986237</text:p>
          </table:table-cell>
          <table:table-cell table:formula="of:=0.000005/[.C22]/0.000001" office:value-type="float" office:value="0.384353057392904" calcext:value-type="float">
            <text:p>0.384353057392904</text:p>
          </table:table-cell>
          <table:table-cell table:formula="of:=0.000005/[.D22]/0.000001" office:value-type="float" office:value="0.170346285967312" calcext:value-type="float">
            <text:p>0.170346285967312</text:p>
          </table:table-cell>
          <table:table-cell table:formula="of:=0.000005/[.E22]/0.000001" office:value-type="float" office:value="0.185449546754729" calcext:value-type="float">
            <text:p>0.185449546754729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office:value-type="string" calcext:value-type="string">
            <text:p>10pA/rtHz – ppm/rtHz (white)</text:p>
          </table:table-cell>
          <table:table-cell table:style-name="ce2" office:value-type="string" calcext:value-type="string">
            <text:p>LAT1</text:p>
          </table:table-cell>
          <table:table-cell table:style-name="ce2" office:value-type="string" calcext:value-type="string">
            <text:p>SAT1</text:p>
          </table:table-cell>
          <table:table-cell table:style-name="ce2" office:value-type="string" calcext:value-type="string">
            <text:p>LAT2</text:p>
          </table:table-cell>
          <table:table-cell table:style-name="ce2" office:value-type="string" calcext:value-type="string">
            <text:p>SAT2</text:p>
          </table:table-cell>
        </table:table-row>
        <table:table-row table:style-name="ro2">
          <table:table-cell office:value-type="string" calcext:value-type="string">
            <text:p>UHF</text:p>
          </table:table-cell>
          <table:table-cell table:formula="of:=10*0.000001/[.B20]/0.000001" office:value-type="float" office:value="0.148564152138089" calcext:value-type="float">
            <text:p>0.148564152138089</text:p>
          </table:table-cell>
          <table:table-cell table:formula="of:=10*0.000001/[.C20]/0.000001" office:value-type="float" office:value="0.134091894750942" calcext:value-type="float">
            <text:p>0.134091894750942</text:p>
          </table:table-cell>
          <table:table-cell table:style-name="ce5" table:formula="of:=10*0.000001/[.D20]/0.000001" office:value-type="float" office:value="0.130615341572375" calcext:value-type="float">
            <text:p>0.130615341572375</text:p>
          </table:table-cell>
          <table:table-cell table:style-name="ce6" table:formula="of:=10*0.000001/[.E20]/0.000001" office:value-type="float" office:value="0.115410883937121" calcext:value-type="float">
            <text:p>0.115410883937121</text:p>
          </table:table-cell>
        </table:table-row>
        <table:table-row table:style-name="ro2">
          <table:table-cell office:value-type="string" calcext:value-type="string">
            <text:p>MF</text:p>
          </table:table-cell>
          <table:table-cell table:formula="of:=10*0.000001/[.B21]/0.000001" office:value-type="float" office:value="0.412231294933895" calcext:value-type="float">
            <text:p>0.412231294933895</text:p>
          </table:table-cell>
          <table:table-cell table:formula="of:=10*0.000001/[.C21]/0.000001" office:value-type="float" office:value="0.438853725736256" calcext:value-type="float">
            <text:p>0.438853725736256</text:p>
          </table:table-cell>
          <table:table-cell table:formula="of:=10*0.000001/[.D21]/0.000001" office:value-type="float" office:value="0.250603137185371" calcext:value-type="float">
            <text:p>0.250603137185371</text:p>
          </table:table-cell>
          <table:table-cell table:formula="of:=10*0.000001/[.E21]/0.000001" office:value-type="float" office:value="0.249103404164991" calcext:value-type="float">
            <text:p>0.249103404164991</text:p>
          </table:table-cell>
        </table:table-row>
        <table:table-row table:style-name="ro2">
          <table:table-cell office:value-type="string" calcext:value-type="string">
            <text:p>LF</text:p>
          </table:table-cell>
          <table:table-cell table:formula="of:=10*0.000001/[.B22]/0.000001" office:value-type="float" office:value="0.700404195972475" calcext:value-type="float">
            <text:p>0.700404195972475</text:p>
          </table:table-cell>
          <table:table-cell table:formula="of:=10*0.000001/[.C22]/0.000001" office:value-type="float" office:value="0.768706114785807" calcext:value-type="float">
            <text:p>0.768706114785807</text:p>
          </table:table-cell>
          <table:table-cell table:formula="of:=10*0.000001/[.D22]/0.000001" office:value-type="float" office:value="0.340692571934623" calcext:value-type="float">
            <text:p>0.340692571934623</text:p>
          </table:table-cell>
          <table:table-cell table:formula="of:=10*0.000001/[.E22]/0.000001" office:value-type="float" office:value="0.370899093509458" calcext:value-type="float">
            <text:p>0.370899093509458</text:p>
          </table:table-cell>
        </table:table-row>
        <table:table-row table:style-name="ro2"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150pA/rtHz @ 0.01Hz – ppm/rtHz (1/f)</text:p>
          </table:table-cell>
          <table:table-cell table:style-name="ce2" office:value-type="string" calcext:value-type="string">
            <text:p>LAT1</text:p>
          </table:table-cell>
          <table:table-cell table:style-name="ce2" office:value-type="string" calcext:value-type="string">
            <text:p>SAT1</text:p>
          </table:table-cell>
          <table:table-cell table:style-name="ce2" office:value-type="string" calcext:value-type="string">
            <text:p>LAT2</text:p>
          </table:table-cell>
          <table:table-cell table:style-name="ce2" office:value-type="string" calcext:value-type="string">
            <text:p>SAT2</text:p>
          </table:table-cell>
        </table:table-row>
        <table:table-row table:style-name="ro2">
          <table:table-cell office:value-type="string" calcext:value-type="string">
            <text:p>UHF</text:p>
          </table:table-cell>
          <table:table-cell table:formula="of:=0.00015/[.B20]/0.000001" office:value-type="float" office:value="2.22846228207134" calcext:value-type="float">
            <text:p>2.22846228207134</text:p>
          </table:table-cell>
          <table:table-cell table:formula="of:=0.00015/[.C20]/0.000001" office:value-type="float" office:value="2.01137842126413" calcext:value-type="float">
            <text:p>2.01137842126413</text:p>
          </table:table-cell>
          <table:table-cell table:style-name="ce5" table:formula="of:=0.00015/[.D20]/0.000001" office:value-type="float" office:value="1.95923012358563" calcext:value-type="float">
            <text:p>1.95923012358563</text:p>
          </table:table-cell>
          <table:table-cell table:style-name="ce6" table:formula="of:=0.00015/[.E20]/0.000001" office:value-type="float" office:value="1.73116325905681" calcext:value-type="float">
            <text:p>1.73116325905681</text:p>
          </table:table-cell>
        </table:table-row>
        <table:table-row table:style-name="ro2">
          <table:table-cell office:value-type="string" calcext:value-type="string">
            <text:p>MF</text:p>
          </table:table-cell>
          <table:table-cell table:formula="of:=0.00015/[.B21]/0.000001" office:value-type="float" office:value="6.18346942400842" calcext:value-type="float">
            <text:p>6.18346942400842</text:p>
          </table:table-cell>
          <table:table-cell table:formula="of:=0.00015/[.C21]/0.000001" office:value-type="float" office:value="6.58280588604383" calcext:value-type="float">
            <text:p>6.58280588604383</text:p>
          </table:table-cell>
          <table:table-cell table:formula="of:=0.00015/[.D21]/0.000001" office:value-type="float" office:value="3.75904705778056" calcext:value-type="float">
            <text:p>3.75904705778056</text:p>
          </table:table-cell>
          <table:table-cell table:formula="of:=0.00015/[.E21]/0.000001" office:value-type="float" office:value="3.73655106247487" calcext:value-type="float">
            <text:p>3.73655106247487</text:p>
          </table:table-cell>
        </table:table-row>
        <table:table-row table:style-name="ro2">
          <table:table-cell office:value-type="string" calcext:value-type="string">
            <text:p>LF</text:p>
          </table:table-cell>
          <table:table-cell table:formula="of:=0.00015/[.B22]/0.000001" office:value-type="float" office:value="10.5060629395871" calcext:value-type="float">
            <text:p>10.5060629395871</text:p>
          </table:table-cell>
          <table:table-cell table:formula="of:=0.00015/[.C22]/0.000001" office:value-type="float" office:value="11.5305917217871" calcext:value-type="float">
            <text:p>11.5305917217871</text:p>
          </table:table-cell>
          <table:table-cell table:formula="of:=0.00015/[.D22]/0.000001" office:value-type="float" office:value="5.11038857901935" calcext:value-type="float">
            <text:p>5.11038857901935</text:p>
          </table:table-cell>
          <table:table-cell table:formula="of:=0.00015/[.E22]/0.000001" office:value-type="float" office:value="5.56348640264187" calcext:value-type="float">
            <text:p>5.56348640264187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Ambient Temperature Variations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K/rt(s) @ 0.01 Hz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ppm/C </text:p>
          </table:table-cell>
          <table:table-cell table:style-name="ce2" office:value-type="string" calcext:value-type="string">
            <text:p>LAT1</text:p>
          </table:table-cell>
          <table:table-cell table:style-name="ce2" office:value-type="string" calcext:value-type="string">
            <text:p>SAT1</text:p>
          </table:table-cell>
          <table:table-cell table:style-name="ce2" office:value-type="string" calcext:value-type="string">
            <text:p>LAT2</text:p>
          </table:table-cell>
          <table:table-cell table:style-name="ce2" office:value-type="string" calcext:value-type="string">
            <text:p>SAT2</text:p>
          </table:table-cell>
        </table:table-row>
        <table:table-row table:style-name="ro2">
          <table:table-cell office:value-type="string" calcext:value-type="string">
            <text:p>UHF</text:p>
          </table:table-cell>
          <table:table-cell table:formula="of:=[.B35]/[.$D$39]" office:value-type="float" office:value="22.2846228207134" calcext:value-type="float">
            <text:p>22.2846228207134</text:p>
          </table:table-cell>
          <table:table-cell table:formula="of:=[.C35]/[.$D$39]" office:value-type="float" office:value="20.1137842126413" calcext:value-type="float">
            <text:p>20.1137842126413</text:p>
          </table:table-cell>
          <table:table-cell table:style-name="ce5" table:formula="of:=[.D35]/[.$D$39]" office:value-type="float" office:value="19.5923012358563" calcext:value-type="float">
            <text:p>19.5923012358563</text:p>
          </table:table-cell>
          <table:table-cell table:style-name="ce6" table:formula="of:=[.E35]/[.$D$39]" office:value-type="float" office:value="17.3116325905681" calcext:value-type="float">
            <text:p>17.3116325905681</text:p>
          </table:table-cell>
        </table:table-row>
        <table:table-row table:style-name="ro2">
          <table:table-cell office:value-type="string" calcext:value-type="string">
            <text:p>MF</text:p>
          </table:table-cell>
          <table:table-cell table:formula="of:=[.B36]/[.$D$39]" office:value-type="float" office:value="61.8346942400842" calcext:value-type="float">
            <text:p>61.8346942400842</text:p>
          </table:table-cell>
          <table:table-cell table:formula="of:=[.C36]/[.$D$39]" office:value-type="float" office:value="65.8280588604383" calcext:value-type="float">
            <text:p>65.8280588604383</text:p>
          </table:table-cell>
          <table:table-cell table:formula="of:=[.D36]/[.$D$39]" office:value-type="float" office:value="37.5904705778056" calcext:value-type="float">
            <text:p>37.5904705778056</text:p>
          </table:table-cell>
          <table:table-cell table:formula="of:=[.E36]/[.$D$39]" office:value-type="float" office:value="37.3655106247487" calcext:value-type="float">
            <text:p>37.3655106247487</text:p>
          </table:table-cell>
        </table:table-row>
        <table:table-row table:style-name="ro2">
          <table:table-cell office:value-type="string" calcext:value-type="string">
            <text:p>LF</text:p>
          </table:table-cell>
          <table:table-cell table:formula="of:=[.B37]/[.$D$39]" office:value-type="float" office:value="105.060629395871" calcext:value-type="float">
            <text:p>105.060629395871</text:p>
          </table:table-cell>
          <table:table-cell table:formula="of:=[.C37]/[.$D$39]" office:value-type="float" office:value="115.305917217871" calcext:value-type="float">
            <text:p>115.305917217871</text:p>
          </table:table-cell>
          <table:table-cell table:formula="of:=[.D37]/[.$D$39]" office:value-type="float" office:value="51.1038857901935" calcext:value-type="float">
            <text:p>51.1038857901935</text:p>
          </table:table-cell>
          <table:table-cell table:formula="of:=[.E37]/[.$D$39]" office:value-type="float" office:value="55.6348640264187" calcext:value-type="float">
            <text:p>55.6348640264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14:10:01.299817998</meta:creation-date>
    <dc:date>2021-07-26T22:21:49.667358154</dc:date>
    <meta:editing-duration>PT30M16S</meta:editing-duration>
    <meta:editing-cycles>1</meta:editing-cycles>
    <meta:document-statistic meta:table-count="1" meta:cell-count="167" meta:object-count="0"/>
    <meta:generator>LibreOffice/6.0.7.3$Linux_X86_64 LibreOffice_project/00m0$Build-3</meta:generator>
  </office:meta>
</office:document-meta>
</file>